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Preformatted_20_Text">
      <style:text-properties style:font-name="Verdana"/>
    </style:style>
    <style:style style:name="P3" style:family="paragraph" style:parent-style-name="Preformatted_20_Text"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Verdana" fo:font-size="12pt" style:font-size-asian="12pt" style:font-size-complex="12pt"/>
    </style:style>
    <style:style style:name="P5" style:family="paragraph" style:parent-style-name="Preformatted_20_Text">
      <style:text-properties style:font-name="Verdana" fo:font-style="italic" style:font-style-asian="italic" style:font-style-complex="italic"/>
    </style:style>
    <style:style style:name="P6" style:family="paragraph" style:parent-style-name="Preformatted_20_Text">
      <style:text-properties style:font-name="Courier New"/>
    </style:style>
    <style:style style:name="P7" style:family="paragraph" style:parent-style-name="Preformatted_20_Text">
      <style:paragraph-properties fo:margin-top="0in" fo:margin-bottom="0.1965in"/>
      <style:text-properties style:font-name="Verdana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's All Over Now, Baby Blue</text:p>
      <text:p text:style-name="P2">Bob Dylan</text:p>
      <text:p text:style-name="P2"/>
      <text:p text:style-name="P5">Intro</text:p>
      <text:p text:style-name="P6">Em <text:s text:c="7"/>G <text:s text:c="13"/>D <text:s text:c="3"/>Verse Lead-In</text:p>
      <text:p text:style-name="P6">e---------------------------------------2----------------0--</text:p>
      <text:p text:style-name="P6">B---------------------------------------1----------------2--</text:p>
      <text:p text:style-name="P6">G---------------------------------------2----------------2--</text:p>
      <text:p text:style-name="P6">D--0---0---0-1-2---2^4-2-0------0-0h2-0-0------0-0-------2--</text:p>
      <text:p text:style-name="P6">A----2---2-----------------0h2---------------------4--2--0--</text:p>
      <text:p text:style-name="P6">E-----------------------------------------------------------</text:p>
      <text:p text:style-name="P2"/>
      <text:p text:style-name="P4">A <text:s text:c="32"/>G <text:s text:c="7"/>D</text:p>
      <text:p text:style-name="P4">You must leave, now take what you need you think will last</text:p>
      <text:p text:style-name="P4">A <text:s text:c="25"/>G <text:s text:c="9"/>D</text:p>
      <text:p text:style-name="P4">Whatever you wish to keep, you better grab it fast.</text:p>
      <text:p text:style-name="P4">Em <text:s text:c="16"/>G <text:s text:c="14"/>D</text:p>
      <text:p text:style-name="P4">Yonder stands your orphan with his gun;</text:p>
      <text:p text:style-name="P4">Em <text:s text:c="11"/>G <text:s text:c="10"/>D</text:p>
      <text:p text:style-name="P4">Crying like a fire in the sun.</text:p>
      <text:p text:style-name="P4">F# <text:s text:c="35"/>A <text:s text:c="6"/>Asus4 <text:s/>A</text:p>
      <text:p text:style-name="P4">Look out; all those saints are coming through</text:p>
      <text:p text:style-name="P4"><text:s text:c="4"/>Em <text:s text:c="11"/>G <text:s text:c="7"/>D</text:p>
      <text:p text:style-name="P4">And it's all over now, Baby Blue.</text:p>
      <text:p text:style-name="P4"/>
      <text:p text:style-name="P4">The highway is for gamblers, you better use your sense.</text:p>
      <text:p text:style-name="P4">Take what you have gathered from coincidence.</text:p>
      <text:p text:style-name="P4">The empty handed painter from your streets</text:p>
      <text:p text:style-name="P4">Is drawing crazy patterns on your sheets.</text:p>
      <text:p text:style-name="P4">The sky too is falling over you,</text:p>
      <text:p text:style-name="P4">And it's all over now, Baby Blue.</text:p>
      <text:p text:style-name="P4"/>
      <text:p text:style-name="P4">All your seasick sailors, they are rowing home</text:p>
      <text:p text:style-name="P4">Your empty-handed army is all going home.</text:p>
      <text:p text:style-name="P4">Your lover who has just walked out your door</text:p>
      <text:p text:style-name="P4">Has taken all his blankets from your floor.</text:p>
      <text:p text:style-name="P4">The carpet too is moving under you,</text:p>
      <text:p text:style-name="P4">And it's all over now, Baby Blue.</text:p>
      <text:p text:style-name="P4"/>
      <text:p text:style-name="P4">Leave your stepping stones behind, there's something calls for you</text:p>
      <text:p text:style-name="P4">Forget about the dead you've left, they will not follow you</text:p>
      <text:p text:style-name="P4">The vagabond who's rapping at your door</text:p>
      <text:p text:style-name="P4">Is standing in the clothes that you once wore.</text:p>
      <text:p text:style-name="P4">Strike another match go start anew,</text:p>
      <text:p text:style-name="P7">And it's all over now, Baby Blu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17T07:47:02</meta:creation-date>
    <meta:document-statistic meta:table-count="0" meta:image-count="0" meta:object-count="0" meta:page-count="1" meta:paragraph-count="40" meta:word-count="250" meta:character-count="1697"/>
    <dc:date>2011-06-17T07:48:40</dc:date>
    <dc:creator>Sean Dowd</dc:creator>
    <meta:editing-duration>PT1M42S</meta:editing-duration>
    <meta:editing-cycles>1</meta:editing-cycles>
    <meta:generator>LibreOffice/3.3$Linux LibreOffice_project/330m19$Build-202</meta:generator>
  </office:meta>
</office:document-meta>
</file>